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droid Studi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é sur IntelliJ</text:p>
              </text:list-item>
              <text:list-item>
                <text:p>https://developer.android.com/stud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a première appl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borescense de la solution</text:p>
              </text:list-item>
              <text:list-item>
                <text:p>Point d’entrée de l’application : manifest</text:p>
              </text:list-item>
              <text:list-item>
                <text:p>Test sur émulateur et sur appareil Android</text:p>
              </text:list-item>
              <text:list-item>
                <text:p>Ajout et test d’un break point</text:p>
              </text:list-item>
              <text:list-item>
                <text:p>Ajout d’une zone de texte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Lifecycle Activity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onCreate, onPause, onResume, onDestroy</text:p>
              </text:list-item>
              <text:list-item>
                <text:p>https://developer.android.com/guide/components/activities/activity-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yo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rface dans Android Studio</text:p>
              </text:list-item>
              <text:list-item>
                <text:p>Plusieurs types de composant graphique</text:p>
              </text:list-item>
              <text:list-item>
                <text:p>Include de layout</text:p>
              </text:list-item>
              <text:list-item>
                <text:p>Modification d’un élément du layout via code</text:p>
              </text:list-item>
              <text:list-item>
                <text:p>https://developer.android.com/guide/topics/ui/declaring-lay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ltiplicité d’appare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fférentes résolutions</text:p>
              </text:list-item>
              <text:list-item>
                <text:p>Différentes densités de pixel</text:p>
              </text:list-item>
              <text:list-item>
                <text:p>Orientation : portrait et landscape</text:p>
              </text:list-item>
              <text:list-item>
                <text:p>https://developer.android.com/guide/practices/screens_support 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g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lusion de fragment</text:p>
              </text:list-item>
              <text:list-item>
                <text:p>Transition entre fragment</text:p>
              </text:list-item>
              <text:list-item>
                <text:p>https://developer.android.com/guide/components/fra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vigation entre Activ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nt explicite</text:p>
              </text:list-item>
              <text:list-item>
                <text:p>Intent implicite</text:p>
              </text:list-item>
              <text:list-item>
                <text:p>https://developer.android.com/guide/components/intents-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oadcast Receiv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ic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ut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9 patch</text:p>
              </text:list-item>
              <text:list-item>
                <text:p>Canvas : dessin 2d</text:p>
              </text:list-item>
              <text:list-item>
                <text:p>Interaction</text:p>
              </text:list-item>
              <text:list-item>
                <text:p>Resource svg</text:p>
              </text:list-item>
              <text:list-item>
                <text:p>An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- firebas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U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58:34.052985664</meta:creation-date>
    <meta:editing-duration>PT7H11M41S</meta:editing-duration>
    <meta:editing-cycles>26</meta:editing-cycles>
    <meta:generator>LibreOffice/5.1.6.2$Linux_X86_64 LibreOffice_project/10m0$Build-2</meta:generator>
    <dc:date>2018-06-14T13:17:33.771214317</dc:date>
    <meta:document-statistic meta:object-count="77"/>
  </office:meta>
</office:document-meta>
</file>